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67cm" fo:margin-left="0.028cm" fo:margin-right="0.002cm" table:align="margins"/>
    </style:style>
    <style:style style:name="Tabela1.A" style:family="table-column">
      <style:table-column-properties style:column-width="3.667cm" style:rel-column-width="207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75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45734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45734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45734" officeooo:paragraph-rsid="00045734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text-position="super 58%" officeooo:rsid="0002f6cc"/>
    </style:style>
    <style:style style:name="T2" style:family="text">
      <style:text-properties style:text-position="super 58%" officeooo:rsid="00045734"/>
    </style:style>
    <style:style style:name="T3" style:family="text">
      <style:text-properties style:text-position="super 58%" officeooo:rsid="00051b9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2f6cc"/>
    </style:style>
    <style:style style:name="T6" style:family="text">
      <style:text-properties style:text-position="0% 100%" officeooo:rsid="00045734"/>
    </style:style>
    <style:style style:name="T7" style:family="text">
      <style:text-properties style:text-position="0% 100%" officeooo:rsid="00051b90"/>
    </style:style>
    <style:style style:name="T8" style:family="text">
      <style:text-properties officeooo:rsid="0002f6cc"/>
    </style:style>
    <style:style style:name="T9" style:family="text">
      <style:text-properties officeooo:rsid="00045734"/>
    </style:style>
    <style:style style:name="T10" style:family="text">
      <style:text-properties officeooo:rsid="00051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7"/>
        <table:table-row>
          <table:table-cell table:style-name="Tabela1.A1" table:number-columns-spanned="7" office:value-type="string">
            <text:p text:style-name="P5">Świadczenie publiczne przy wózku z literaturą – Brenna Centrum – <text:span text:style-name="T8">{miesiac}</text:span> <text:span text:style-name="T8">{rok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5">GODZINA</text:p>
            <text:p text:style-name="P6"><text:span text:style-name="T8">{zmiana1_g_s}</text:span><text:span text:style-name="T1">{zmiana1_m_s}</text:span><text:span text:style-name="T4"> - </text:span><text:span text:style-name="T5">{zmiana1_g_k}</text:span><text:span text:style-name="T1">{zmiana1_m_k}</text:span></text:p>
          </table:table-cell>
          <table:table-cell table:style-name="Tabela1.B2" office:value-type="string">
            <text:p text:style-name="P5">GODZINA</text:p>
            <text:p text:style-name="P6"><text:span text:style-name="T8">{zmiana2_g_s}</text:span><text:span text:style-name="T1">{zmiana2_m_s}</text:span><text:span text:style-name="T4"> - </text:span><text:span text:style-name="T5">{zmiana2_g_k}</text:span><text:span text:style-name="T1">{zmiana2_m_k}</text:span></text:p>
          </table:table-cell>
          <table:table-cell table:style-name="Tabela1.D2" office:value-type="string">
            <text:p text:style-name="P5">GODZINA</text:p>
            <text:p text:style-name="P6"><text:span text:style-name="T8">{zmiana3_g_s}</text:span><text:span text:style-name="T1">{zmiana3_m_s}</text:span><text:span text:style-name="T4"> - </text:span><text:span text:style-name="T5">{zmiana3_g_k}</text:span><text:span text:style-name="T1">{zmiana3_m_k}</text:span></text:p>
          </table:table-cell>
          <table:table-cell table:style-name="Tabela1.E2" office:value-type="string">
            <text:p text:style-name="P5">GODZINA</text:p>
            <text:p text:style-name="P6"><text:span text:style-name="T8">{zmiana4_g_s}</text:span><text:span text:style-name="T1">{zmiana4_m_s}</text:span><text:span text:style-name="T4"> - </text:span><text:span text:style-name="T5">{zmiana4_g_k}</text:span><text:span text:style-name="T1">{zmiana4_m_k}</text:span></text:p>
          </table:table-cell>
          <table:table-cell table:style-name="Tabela1.F2" office:value-type="string">
            <text:p text:style-name="P5">GODZINA</text:p>
            <text:p text:style-name="P6"><text:span text:style-name="T8">{zmiana5_g_s}</text:span><text:span text:style-name="T1">{zmiana4_m_s}</text:span><text:span text:style-name="T4"> - </text:span><text:span text:style-name="T5">{zmiana5_g_k}</text:span><text:span text:style-name="T1">{zmiana5_m_k}</text:span></text:p>
          </table:table-cell>
          <table:table-cell table:style-name="Tabela1.G2" office:value-type="string">
            <text:p text:style-name="P5">GODZINA</text:p>
            <text:p text:style-name="P6"><text:span text:style-name="T9">{zmiana6_g_s}</text:span><text:span text:style-name="T2">{zmiana6_m_s}</text:span><text:span text:style-name="T4"> - </text:span><text:span text:style-name="T6">{zmiana6_g_k}</text:span><text:span text:style-name="T2">{zmiana6_m_k}</text:span></text:p>
          </table:table-cell>
        </table:table-row>
        <table:table-row table:style-name="Tabela1.3">
          <table:table-cell table:style-name="Tabela1.A3" office:value-type="string">
            <text:p text:style-name="P1">{zmiana_data}</text:p>
          </table:table-cell>
          <table:table-cell table:style-name="Tabela1.B2" office:value-type="string">
            <text:p text:style-name="P3">{zmiana1_osoby}</text:p>
            <text:p text:style-name="P4"/>
          </table:table-cell>
          <table:table-cell table:style-name="Tabela1.B2" office:value-type="string">
            <text:p text:style-name="P4"><text:s/><text:span text:style-name="T9">{zmiana2_osoby}</text:span></text:p>
          </table:table-cell>
          <table:table-cell table:style-name="Tabela1.B2" office:value-type="string">
            <text:p text:style-name="P2">{zmiana3_osoby}</text:p>
          </table:table-cell>
          <table:table-cell table:style-name="Tabela1.B2" office:value-type="string">
            <text:p text:style-name="P4"><text:s/><text:span text:style-name="T9">{zmiana4_osoby}</text:span></text:p>
          </table:table-cell>
          <table:table-cell table:style-name="Tabela1.F3" office:value-type="string">
            <text:p text:style-name="P2">{zmiana5_osoby}</text:p>
          </table:table-cell>
          <table:table-cell table:style-name="Tabela1.G3" office:value-type="string">
            <text:p text:style-name="P2">{zmiana6_osoby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35:38.57</meta:creation-date>
    <dc:date>2019-10-03T21:18:10.115000000</dc:date>
    <meta:editing-duration>PT1H50M53S</meta:editing-duration>
    <meta:editing-cycles>17</meta:editing-cycles>
    <meta:generator>LibreOffice/5.4.3.2$Windows_X86_64 LibreOffice_project/92a7159f7e4af62137622921e809f8546db437e5</meta:generator>
    <meta:print-date>2019-03-25T20:42:35.80</meta:print-date>
    <meta:document-statistic meta:table-count="1" meta:image-count="0" meta:object-count="0" meta:page-count="1" meta:paragraph-count="20" meta:word-count="41" meta:character-count="557" meta:non-whitespace-character-count="532"/>
  </office:meta>
</office:document-meta>
</file>